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6ebe2"/>
    </style:style>
    <style:style style:name="P2" style:family="paragraph" style:parent-style-name="Standard">
      <style:text-properties officeooo:paragraph-rsid="0006ebe2"/>
    </style:style>
    <style:style style:name="P3" style:family="paragraph" style:parent-style-name="Standard">
      <style:text-properties officeooo:paragraph-rsid="00072158"/>
    </style:style>
    <style:style style:name="P4" style:family="paragraph" style:parent-style-name="Text_20_body" style:list-style-name="L1"/>
    <style:style style:name="T1" style:family="text">
      <style:text-properties officeooo:rsid="0006eb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ebe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ebe2" style:font-weight-asian="normal" style:font-weight-complex="normal"/>
    </style:style>
    <style:style style:name="T6" style:family="text">
      <style:text-properties fo:font-weight="normal" officeooo:rsid="00072158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mbda functions- </text:h>
      <text:p text:style-name="P3"><text:span text:style-name="Strong_20_Emphasis"><text:span text:style-name="T4">A lambda expression in Java is a short block of code that takes in parameters and returns a value, used primarily to implement functional interfaces in a more concise and readable way. </text:span></text:span></text:p>
      <text:p text:style-name="P3"><text:span text:style-name="Strong_20_Emphasis"><text:span text:style-name="T6">Functional Interface - </text:span></text:span><text:span text:style-name="Strong_20_Emphasis"><text:span text:style-name="T4">An interface that contains exactly one abstract method.</text:span></text:span></text:p>
      <text:h text:style-name="P1" text:outline-level="2" text:is-list-header="true"><text:span text:style-name="Strong_20_Emphasis">Why Use Lambda Expressions?</text:span></text:h>
      <text:list xml:id="list3861883741" text:style-name="L1">
        <text:list-item>
          <text:p text:style-name="P4">Removes boilerplate code</text:p>
        </text:list-item>
        <text:list-item>
          <text:p text:style-name="P4">Makes code more readable and concise</text:p>
        </text:list-item>
        <text:list-item>
          <text:p text:style-name="P4">Useful for writing inline implementations of functional interfaces (like <text:span text:style-name="Source_20_Text">Runnable</text:span>, <text:span text:style-name="Source_20_Text">Comparator</text:span>, etc.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7:07:36.599853179</meta:creation-date>
    <meta:generator>LibreOffice/7.3.7.2$Linux_X86_64 LibreOffice_project/30$Build-2</meta:generator>
    <dc:date>2025-09-07T18:00:53.030665837</dc:date>
    <meta:editing-duration>PT42M6S</meta:editing-duration>
    <meta:editing-cycles>1</meta:editing-cycles>
    <meta:document-statistic meta:table-count="0" meta:image-count="0" meta:object-count="0" meta:page-count="1" meta:paragraph-count="7" meta:word-count="73" meta:character-count="471" meta:non-whitespace-character-count="406"/>
  </office:meta>
</office:document-meta>
</file>